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AlArabiya" svg:font-family="AlArabiya" style:font-pitch="variable"/>
    <style:font-face style:name="DejaVu Sans" svg:font-family="'DejaVu Sans'" style:font-pitch="variable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Vazir" officeooo:rsid="000f244e" officeooo:paragraph-rsid="000f244e" style:font-name-complex="Vazir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Vazir" officeooo:rsid="000f244e" officeooo:paragraph-rsid="000f244e" style:font-name-complex="Vazir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Vazir" fo:font-size="18pt" officeooo:rsid="000f244e" officeooo:paragraph-rsid="000f244e" style:font-size-asian="18pt" style:font-name-complex="Vazir" style:font-size-complex="18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Vazir" fo:font-weight="bold" officeooo:rsid="000f244e" officeooo:paragraph-rsid="000f244e" style:font-weight-asian="bold" style:font-name-complex="Vazir" style:font-weight-complex="bold"/>
    </style:style>
    <style:style style:name="P5" style:family="paragraph" style:parent-style-name="Standard">
      <style:paragraph-properties fo:text-align="start" style:justify-single-word="false" fo:break-before="page" style:writing-mode="lr-tb"/>
      <style:text-properties style:font-name="Vazir" officeooo:rsid="000f244e" officeooo:paragraph-rsid="000f244e" style:font-name-complex="Vazir"/>
    </style:style>
    <style:style style:name="P6" style:family="paragraph" style:parent-style-name="Standard">
      <style:paragraph-properties fo:text-align="start" style:justify-single-word="false" fo:break-before="page" style:writing-mode="lr-tb"/>
      <style:text-properties style:font-name="Vazir" fo:font-weight="bold" officeooo:rsid="000f244e" officeooo:paragraph-rsid="000f244e" style:font-weight-asian="bold" style:font-name-complex="Vazir" style:font-weight-complex="bold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Vazir" fo:font-size="18pt" officeooo:rsid="000f244e" officeooo:paragraph-rsid="000f244e" style:font-size-asian="18pt" style:font-name-complex="Vazir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3"/>
      <text:p text:style-name="P3"/>
      <text:p text:style-name="P7">گزارش کار با Mongodb</text:p>
      <text:p text:style-name="P7"/>
      <text:p text:style-name="P7"/>
      <text:p text:style-name="P7">مه‌سا بیکران</text:p>
      <text:p text:style-name="P7">سحر ابراهیمی</text:p>
      <text:p text:style-name="P7">آریا خلیق</text:p>
      <text:p text:style-name="P7"/>
      <text:p text:style-name="P7"/>
      <text:p text:style-name="P7"/>
      <text:p text:style-name="P7"/>
      <text:p text:style-name="P7">اوایل زمستان دل‌ربای ۹۸</text:p>
      <text:p text:style-name="P5"/>
      <text:p text:style-name="P4">Create database)</text:p>
      <text:p text:style-name="P4"/>
      <text:p text:style-name="P1">&gt; use DB_LAB</text:p>
      <text:p text:style-name="P1">switched to db DB_LAB</text:p>
      <text:p text:style-name="P1"/>
      <text:p text:style-name="P1"/>
      <text:p text:style-name="P1">&gt; db</text:p>
      <text:p text:style-name="P1">DB_LAB</text:p>
      <text:p text:style-name="P1"/>
      <text:p text:style-name="P1"><text:span text:style-name="T1"/></text:p>
      <text:p text:style-name="P5"><text:span text:style-name="T1">Drop database)</text:span></text:p>
      <text:p text:style-name="P1">&gt; db.dropDatabase()</text:p>
      <text:p text:style-name="P1">{ "ok" : 1 }</text:p>
      <text:p text:style-name="P1"/>
      <text:p text:style-name="P1"/>
      <text:p text:style-name="P6">Create collection)</text:p>
      <text:p text:style-name="P1">&gt; db.createCollection("book")</text:p>
      <text:p text:style-name="P1">{ "ok" : 1 }</text:p>
      <text:p text:style-name="P1"/>
      <text:p text:style-name="P1"/>
      <text:p text:style-name="P6">Drop collection)</text:p>
      <text:p text:style-name="P1">&gt; show collections</text:p>
      <text:p text:style-name="P1">book</text:p>
      <text:p text:style-name="P1">&gt; db.book.drop()</text:p>
      <text:p text:style-name="P1">true</text:p>
      <text:p text:style-name="P1">&gt; show collections</text:p>
      <text:p text:style-name="P1"/>
      <text:p text:style-name="P1"/>
      <text:p text:style-name="P6">Insert)</text:p>
      <text:p text:style-name="P1">&gt; db.book.insert({</text:p>
      <text:p text:style-name="P1">... <text:s text:c="3"/>title: 'When Arya Wept', </text:p>
      <text:p text:style-name="P1">... <text:s text:c="3"/>by: 'Arya pub.',</text:p>
      <text:p text:style-name="P1">... <text:s text:c="3"/>isbn: 1234,</text:p>
      <text:p text:style-name="P1">... <text:s text:c="3"/>tags: ['fiction', 'drama']</text:p>
      <text:p text:style-name="P1">... })</text:p>
      <text:p text:style-name="P1">WriteResult({ "nInserted" : 1 })</text:p>
      <text:p text:style-name="P1"/>
      <text:p text:style-name="P1"/>
      <text:p text:style-name="P1">&gt; db.book.insert({ <text:s text:c="3"/></text:p>
      <text:p text:style-name="P1"><text:tab/>title: 'MahSa and Romeo', <text:s text:c="4"/></text:p>
      <text:p text:style-name="P1"><text:tab/>by: 'Mahsa pub.', <text:s text:c="3"/></text:p>
      <text:p text:style-name="P1"><text:tab/>isbn: 1235, <text:s text:c="3"/></text:p>
      <text:p text:style-name="P1"><text:tab/>tags: ['play'] </text:p>
      <text:p text:style-name="P1"><text:s text:c="4"/>})</text:p>
      <text:p text:style-name="P1">WriteResult({ "nInserted" : 1 })</text:p>
      <text:p text:style-name="P1"/>
      <text:p text:style-name="P1"/>
      <text:p text:style-name="P1"/>
      <text:p text:style-name="P6">Select)</text:p>
      <text:p text:style-name="P1">&gt; db.book.find().pretty()</text:p>
      <text:p text:style-name="P1">{</text:p>
      <text:p text:style-name="P1"><text:tab/>"_id" : ObjectId("5e0199de011e501703549eb0"),</text:p>
      <text:p text:style-name="P1"><text:tab/>"title" : "When Arya Wept",</text:p>
      <text:p text:style-name="P1"><text:tab/>"by" : "Arya pub.",</text:p>
      <text:p text:style-name="P1"><text:tab/>"isbn" : 1234,</text:p>
      <text:p text:style-name="P1"><text:tab/>"tags" : [</text:p>
      <text:p text:style-name="P1"><text:tab/><text:tab/>"fiction",</text:p>
      <text:p text:style-name="P1"><text:tab/><text:tab/>"drama"</text:p>
      <text:p text:style-name="P1"><text:tab/>]</text:p>
      <text:p text:style-name="P1">}</text:p>
      <text:p text:style-name="P1">{</text:p>
      <text:p text:style-name="P1"><text:tab/>"_id" : ObjectId("5e019a5a011e501703549eb1"),</text:p>
      <text:p text:style-name="P1"><text:tab/>"title" : "MahSa and Romeo",</text:p>
      <text:p text:style-name="P1"><text:tab/>"by" : "Mahsa pub.",</text:p>
      <text:p text:style-name="P1"><text:tab/>"isbn" : 1235,</text:p>
      <text:p text:style-name="P1"><text:tab/>"tags" : [</text:p>
      <text:p text:style-name="P1"><text:tab/><text:tab/>"play"</text:p>
      <text:p text:style-name="P1"><text:tab/>]</text:p>
      <text:p text:style-name="P1">}</text:p>
      <text:p text:style-name="P1"/>
      <text:p text:style-name="P1"/>
      <text:p text:style-name="P1">&gt; db.book.find()</text:p>
      <text:p text:style-name="P1">{ "_id" : ObjectId("5e0199de011e501703549eb0"), "title" : "When Arya Wept", "by" : "Arya pub.", "isbn" : 1234, "tags" : [ "fiction", "drama" ] }</text:p>
      <text:p text:style-name="P1">{ "_id" : ObjectId("5e019a5a011e501703549eb1"), "title" : "MahSa and Romeo", "by" : "Mahsa pub.", "isbn" : 1235, "tags" : [ "play" ] 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&gt; db.book.find({"title":"MahSa and Romeo"}).pretty()</text:p>
      <text:p text:style-name="P1">{</text:p>
      <text:p text:style-name="P1"><text:tab/>"_id" : ObjectId("5e019a5a011e501703549eb1"),</text:p>
      <text:p text:style-name="P1"><text:tab/>"title" : "MahSa and Romeo",</text:p>
      <text:p text:style-name="P1"><text:tab/>"by" : "Mahsa pub.",</text:p>
      <text:p text:style-name="P1"><text:tab/>"isbn" : 1235,</text:p>
      <text:p text:style-name="P1"><text:tab/>"tags" : [</text:p>
      <text:p text:style-name="P1"><text:tab/><text:tab/>"play"</text:p>
      <text:p text:style-name="P1"><text:tab/>]</text:p>
      <text:p text:style-name="P1">}</text:p>
      <text:p text:style-name="P1"/>
      <text:p text:style-name="P1"/>
      <text:p text:style-name="P1">&gt; db.book.find(</text:p>
      <text:p text:style-name="P1">... <text:s text:c="3"/>{</text:p>
      <text:p text:style-name="P1">... <text:s text:c="6"/>$and: [</text:p>
      <text:p text:style-name="P1">... <text:s text:c="9"/>{"title" : "MahSa and Romeo"}, {"title" : "When Arya Wept"}</text:p>
      <text:p text:style-name="P1">... <text:s text:c="6"/>]</text:p>
      <text:p text:style-name="P1">... <text:s text:c="3"/>}</text:p>
      <text:p text:style-name="P1">... ).pretty()</text:p>
      <text:p text:style-name="P1">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&gt; db.book.find(</text:p>
      <text:p text:style-name="P1">... <text:s text:c="3"/>{</text:p>
      <text:p text:style-name="P1">... <text:s text:c="6"/>$or: [</text:p>
      <text:p text:style-name="P1">... <text:s text:c="9"/>{"title" : "MahSa and Romeo"}, {"title" : "When Arya Wept"}</text:p>
      <text:p text:style-name="P1">... <text:s text:c="6"/>]</text:p>
      <text:p text:style-name="P1">... <text:s text:c="3"/>}</text:p>
      <text:p text:style-name="P1">... ).pretty()</text:p>
      <text:p text:style-name="P1">{</text:p>
      <text:p text:style-name="P1"><text:tab/>"_id" : ObjectId("5e0199de011e501703549eb0"),</text:p>
      <text:p text:style-name="P1"><text:tab/>"title" : "When Arya Wept",</text:p>
      <text:p text:style-name="P1"><text:tab/>"by" : "Arya pub.",</text:p>
      <text:p text:style-name="P1"><text:tab/>"isbn" : 1234,</text:p>
      <text:p text:style-name="P1"><text:tab/>"tags" : [</text:p>
      <text:p text:style-name="P1"><text:tab/><text:tab/>"fiction",</text:p>
      <text:p text:style-name="P1"><text:tab/><text:tab/>"drama"</text:p>
      <text:p text:style-name="P1"><text:tab/>]</text:p>
      <text:p text:style-name="P1">}</text:p>
      <text:p text:style-name="P1">{</text:p>
      <text:p text:style-name="P1"><text:tab/>"_id" : ObjectId("5e019a5a011e501703549eb1"),</text:p>
      <text:p text:style-name="P1"><text:tab/>"title" : "MahSa and Romeo",</text:p>
      <text:p text:style-name="P1"><text:tab/>"by" : "Mahsa pub.",</text:p>
      <text:p text:style-name="P1"><text:tab/>"isbn" : 1235,</text:p>
      <text:p text:style-name="P1"><text:tab/>"tags" : [</text:p>
      <text:p text:style-name="P1"><text:tab/><text:tab/>"play"</text:p>
      <text:p text:style-name="P1"><text:tab/>]</text:p>
      <text:p text:style-name="P1">}</text:p>
      <text:p text:style-name="P1"/>
      <text:p text:style-name="P1"/>
      <text:p text:style-name="P6">Update)</text:p>
      <text:p text:style-name="P1">&gt; db.book.update({'isbn':1234},{$set:{'isbn':4444}})</text:p>
      <text:p text:style-name="P1">WriteResult({ "nMatched" : 1, "nUpserted" : 0, "nModified" : 1 })</text:p>
      <text:p text:style-name="P1">&gt; db.book.find()</text:p>
      <text:p text:style-name="P1">{ "_id" : ObjectId("5e0199de011e501703549eb0"), "title" : "When Arya Wept", "by" : "Arya pub.", "isbn" : 4444, "tags" : [ "fiction", "drama" ] }</text:p>
      <text:p text:style-name="P1">{ "_id" : ObjectId("5e019a5a011e501703549eb1"), "title" : "MahSa and Romeo", "by" : "Mahsa pub.", "isbn" : 1235, "tags" : [ "play" ] }</text:p>
      <text:p text:style-name="P1"/>
      <text:p text:style-name="P1"/>
      <text:p text:style-name="P1">&gt; db.book.save( <text:s text:c="3"/>{ <text:s text:c="6"/>"_id" : ObjectId("5e0199de011e501703549eb0"), "title":"new book" <text:s text:c="3"/>} )</text:p>
      <text:p text:style-name="P1">WriteResult({ "nMatched" : 1, "nUpserted" : 0, "nModified" : 1 })</text:p>
      <text:p text:style-name="P1">&gt; db.book.find()</text:p>
      <text:p text:style-name="P1">{ "_id" : ObjectId("5e0199de011e501703549eb0"), "title" : "new book" }</text:p>
      <text:p text:style-name="P1">{ "_id" : ObjectId("5e019a5a011e501703549eb1"), "title" : "MahSa and Romeo", "by" : "Mahsa pub.", "isbn" : 1235, "tags" : [ "play" ] }</text:p>
      <text:p text:style-name="P1"/>
      <text:p text:style-name="P1"/>
      <text:p text:style-name="P6">Delete)</text:p>
      <text:p text:style-name="P1">&gt; db.book.remove({'title':'new book'})</text:p>
      <text:p text:style-name="P1">WriteResult({ "nRemoved" : 1 })</text:p>
      <text:p text:style-name="P1">&gt; db.book.find()</text:p>
      <text:p text:style-name="P1">{ "_id" : ObjectId("5e019a5a011e501703549eb1"), "title" : "MahSa and Romeo", "by" : "Mahsa pub.", "isbn" : 1235, "tags" : [ "play" ] }</text:p>
      <text:p text:style-name="P1"/>
      <text:p text:style-name="P1"/>
      <text:p text:style-name="P1">&gt; db.book.remove({})</text:p>
      <text:p text:style-name="P1">WriteResult({ "nRemoved" : 1 })</text:p>
      <text:p text:style-name="P1">&gt; db.book.find()</text:p>
      <text:p text:style-name="P1">&gt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AlArabiya" svg:font-family="AlArabiya" style:font-pitch="variable"/>
    <style:font-face style:name="DejaVu Sans" svg:font-family="'DejaVu Sans'" style:font-pitch="variable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8:53:21.920401682</meta:creation-date>
    <dc:date>2019-12-24T08:59:00.961368939</dc:date>
    <meta:editing-duration>PT5M39S</meta:editing-duration>
    <meta:editing-cycles>1</meta:editing-cycles>
    <meta:document-statistic meta:table-count="0" meta:image-count="0" meta:object-count="0" meta:page-count="11" meta:paragraph-count="125" meta:word-count="474" meta:character-count="3084" meta:non-whitespace-character-count="2584"/>
    <meta:generator>LibreOffice/5.2.7.2$Linux_X86_64 LibreOffice_project/20m0$Build-2</meta:generator>
  </office:meta>
</office:document-meta>
</file>